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572b" officeooo:paragraph-rsid="0005572b"/>
    </style:style>
    <style:style style:name="P2" style:family="paragraph" style:parent-style-name="Standard">
      <style:text-properties officeooo:paragraph-rsid="0005572b"/>
    </style:style>
    <style:style style:name="T1" style:family="text">
      <style:text-properties officeooo:rsid="0005572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SE-04:: 2005169:: IPSITA ACHARYA:: OS LAB 12</text:p>
      <text:p text:style-name="Standard"/>
      <text:p text:style-name="P2"><text:span text:style-name="T1">1.</text:span></text:p>
      <text:p text:style-name="P2">#include &lt;stdio.h&gt;</text:p>
      <text:p text:style-name="Standard">#include &lt;sys/types.h&gt;</text:p>
      <text:p text:style-name="Standard">#include &lt;unistd.h&gt;</text:p>
      <text:p text:style-name="Standard">int main()</text:p>
      <text:p text:style-name="Standard">{</text:p>
      <text:p text:style-name="Standard">pid_t p;</text:p>
      <text:p text:style-name="Standard">p = fork();</text:p>
      <text:p text:style-name="Standard">if(p==-1)</text:p>
      <text:p text:style-name="Standard">{</text:p>
      <text:p text:style-name="Standard">printf("There is an error while calling fork()");</text:p>
      <text:p text:style-name="Standard">}</text:p>
      <text:p text:style-name="Standard">if(p==0)</text:p>
      <text:p text:style-name="Standard">{</text:p>
      <text:p text:style-name="Standard">printf("We are in the child process");</text:p>
      <text:p text:style-name="Standard">}</text:p>
      <text:p text:style-name="Standard">else</text:p>
      <text:p text:style-name="Standard">{</text:p>
      <text:p text:style-name="Standard">printf("We are in the parent process");</text:p>
      <text:p text:style-name="Standard">}</text:p>
      <text:p text:style-name="Standard">return 0;</text:p>
      <text:p text:style-name="Standard">}</text:p>
      <text:p text:style-name="Standard"/>
      <text:p text:style-name="P2"><text:span text:style-name="T1">2.</text:span></text:p>
      <text:p text:style-name="P2">#include&lt;unistd.h&gt;</text:p>
      <text:p text:style-name="Standard">#include&lt;stdio.h&gt;</text:p>
      <text:p text:style-name="Standard">#include &lt;sys/types.h&gt;</text:p>
      <text:p text:style-name="Standard">int main()</text:p>
      <text:p text:style-name="Standard">{</text:p>
      <text:p text:style-name="Standard">int r;</text:p>
      <text:p text:style-name="Standard">r=fork();</text:p>
      <text:p text:style-name="Standard">if(r==0)</text:p>
      <text:p text:style-name="Standard">{</text:p>
      <text:p text:style-name="Standard">printf("The process is child process\n");</text:p>
      <text:p text:style-name="Standard">printf("child id=%d\n", getpid());</text:p>
      <text:p text:style-name="Standard">printf("parent id=%d\n",getppid());</text:p>
      <text:p text:style-name="Standard">}</text:p>
      <text:p text:style-name="Standard">else</text:p>
      <text:p text:style-name="Standard">{</text:p>
      <text:p text:style-name="Standard">printf("The process is the parent process\n");</text:p>
      <text:p text:style-name="Standard">printf("The process id=%d\n",getpid());</text:p>
      <text:p text:style-name="Standard">printf("parent id=%d\n",getppid());</text:p>
      <text:p text:style-name="Standard">}</text:p>
      <text:p text:style-name="Standard">return 0;</text:p>
      <text:p text:style-name="Standard">}</text:p>
      <text:p text:style-name="Standard"/>
      <text:p text:style-name="Standard"/>
      <text:p text:style-name="P2"/>
      <text:p text:style-name="P2"/>
      <text:p text:style-name="P2"/>
      <text:p text:style-name="P2"><text:soft-page-break/></text:p>
      <text:p text:style-name="P1">3,</text:p>
      <text:p text:style-name="P2">#include &lt;stdio.h&gt;</text:p>
      <text:p text:style-name="Standard">#include &lt;sys/types.h&gt;</text:p>
      <text:p text:style-name="Standard">#include&lt;unistd.h&gt;</text:p>
      <text:p text:style-name="Standard">#define MAX_COUNT 10</text:p>
      <text:p text:style-name="Standard">void ChildProcess(void); </text:p>
      <text:p text:style-name="Standard">void ParentProcess(void); /</text:p>
      <text:p text:style-name="Standard">int main(void)</text:p>
      <text:p text:style-name="Standard">{</text:p>
      <text:p text:style-name="Standard">pid_t pid;</text:p>
      <text:p text:style-name="Standard">pid = fork();if</text:p>
      <text:p text:style-name="Standard">(pid == 0)</text:p>
      <text:p text:style-name="Standard">ChildProcess();else</text:p>
      <text:p text:style-name="Standard">ParentProcess();return</text:p>
      <text:p text:style-name="Standard">0;</text:p>
      <text:p text:style-name="Standard">}</text:p>
      <text:p text:style-name="Standard">void ChildProcess(void)</text:p>
      <text:p text:style-name="Standard">{</text:p>
      <text:p text:style-name="Standard">int i;</text:p>
      <text:p text:style-name="Standard">for (i = 1; i &lt;= MAX_COUNT; i++)</text:p>
      <text:p text:style-name="Standard">printf("This line is from child, value = %d\n", i);</text:p>
      <text:p text:style-name="Standard">printf(" *** Child process is done ***\n");</text:p>
      <text:p text:style-name="Standard">}</text:p>
      <text:p text:style-name="Standard">void ParentProcess(void)</text:p>
      <text:p text:style-name="Standard">{</text:p>
      <text:p text:style-name="Standard">int i;</text:p>
      <text:p text:style-name="Standard">for (i = 1; i &lt;= MAX_COUNT; i++)</text:p>
      <text:p text:style-name="Standard">printf("This line is from parent, value = %d\n", i);</text:p>
      <text:p text:style-name="Standard">printf("*** Parent is done ***\n");</text:p>
      <text:p text:style-name="Standard">}</text:p>
      <text:p text:style-name="Standard"/>
      <text:p text:style-name="Standard"/>
      <text:p text:style-name="P2"><text:span text:style-name="T1">4.</text:span></text:p>
      <text:p text:style-name="P2">#include &lt;stdio.h&gt;</text:p>
      <text:p text:style-name="Standard">#include &lt;stdlib.h&gt;</text:p>
      <text:p text:style-name="Standard">#include &lt;unistd.h&gt;</text:p>
      <text:p text:style-name="Standard">int main()</text:p>
      <text:p text:style-name="Standard">{</text:p>
      <text:p text:style-name="Standard">int a ;</text:p>
      <text:p text:style-name="Standard">int b ;</text:p>
      <text:p text:style-name="Standard">int c ;</text:p>
      <text:p text:style-name="Standard">int d ;</text:p>
      <text:p text:style-name="Standard">int e ;</text:p>
      <text:p text:style-name="Standard">int f ;</text:p>
      <text:p text:style-name="Standard">int g ;</text:p>
      <text:p text:style-name="Standard">int h ;</text:p>
      <text:p text:style-name="Standard">int i ;</text:p>
      <text:p text:style-name="Standard">b=fork();</text:p>
      <text:p text:style-name="Standard">if (b == 0) </text:p>
      <text:p text:style-name="Standard">{</text:p>
      <text:p text:style-name="Standard">d= fork();</text:p>
      <text:p text:style-name="Standard"><text:soft-page-break/>if(d==0)</text:p>
      <text:p text:style-name="Standard">{</text:p>
      <text:p text:style-name="Standard">h=fork();</text:p>
      <text:p text:style-name="Standard">if(h==0)</text:p>
      <text:p text:style-name="Standard">{</text:p>
      <text:p text:style-name="Standard">i=fork();</text:p>
      <text:p text:style-name="Standard">if(i==0)</text:p>
      <text:p text:style-name="Standard">printf("%d: I\n", getpid());</text:p>
      <text:p text:style-name="Standard">else</text:p>
      <text:p text:style-name="Standard">printf("%d: H\n", getpid());</text:p>
      <text:p text:style-name="Standard">}</text:p>
      <text:p text:style-name="Standard">else</text:p>
      <text:p text:style-name="Standard">printf("%d: D\n", getpid());</text:p>
      <text:p text:style-name="Standard">}</text:p>
      <text:p text:style-name="Standard">else</text:p>
      <text:p text:style-name="Standard">{</text:p>
      <text:p text:style-name="Standard">e=fork();</text:p>
      <text:p text:style-name="Standard">if(e==0)</text:p>
      <text:p text:style-name="Standard">printf("%d: E\n", getpid());</text:p>
      <text:p text:style-name="Standard">else</text:p>
      <text:p text:style-name="Standard">{</text:p>
      <text:p text:style-name="Standard">f=fork();</text:p>
      <text:p text:style-name="Standard">if(f==0)</text:p>
      <text:p text:style-name="Standard">printf("%d: F\n", getpid());</text:p>
      <text:p text:style-name="Standard">else</text:p>
      <text:p text:style-name="Standard">printf("%d: B\n", getpid());</text:p>
      <text:p text:style-name="Standard">}</text:p>
      <text:p text:style-name="Standard">}</text:p>
      <text:p text:style-name="Standard">}</text:p>
      <text:p text:style-name="Standard">else</text:p>
      <text:p text:style-name="Standard">{</text:p>
      <text:p text:style-name="Standard">c=fork();</text:p>
      <text:p text:style-name="Standard">if(c==0){</text:p>
      <text:p text:style-name="Standard">g=fork();</text:p>
      <text:p text:style-name="Standard">if(g==0)</text:p>
      <text:p text:style-name="Standard">printf("%d: G\n", getpid());</text:p>
      <text:p text:style-name="Standard">else</text:p>
      <text:p text:style-name="Standard">printf("%d: C\n", getpid());</text:p>
      <text:p text:style-name="Standard">}</text:p>
      <text:p text:style-name="Standard">else</text:p>
      <text:p text:style-name="Standard">printf("%d: A\n", getpid());</text:p>
      <text:p text:style-name="Standard">}</text:p>
      <text:p text:style-name="Standard">return 0;</text:p>
      <text:p text:style-name="Standard">}</text:p>
      <text:p text:style-name="Standard"/>
      <text:p text:style-name="Standard"/>
      <text:p text:style-name="P2"><text:span text:style-name="T1">5.</text:span></text:p>
      <text:p text:style-name="P2">#include&lt;stdio.h&gt;</text:p>
      <text:p text:style-name="Standard">#include&lt;sys/types.h&gt;</text:p>
      <text:p text:style-name="Standard">#include&lt;unistd.h&gt;</text:p>
      <text:p text:style-name="Standard">int main()</text:p>
      <text:p text:style-name="Standard">{</text:p>
      <text:p text:style-name="Standard"><text:soft-page-break/>pid_t a,b,c;</text:p>
      <text:p text:style-name="Standard">b=fork();</text:p>
      <text:p text:style-name="Standard">if(b==-1)</text:p>
      <text:p text:style-name="Standard">{</text:p>
      <text:p text:style-name="Standard">printf("Error");</text:p>
      <text:p text:style-name="Standard">}</text:p>
      <text:p text:style-name="Standard">if(b==0)</text:p>
      <text:p text:style-name="Standard">{</text:p>
      <text:p text:style-name="Standard">printf("Child process 'B', id= %d\n",getpid());</text:p>
      <text:p text:style-name="Standard">c=fork();</text:p>
      <text:p text:style-name="Standard">if(c==-1)</text:p>
      <text:p text:style-name="Standard">{</text:p>
      <text:p text:style-name="Standard">printf("Error");</text:p>
      <text:p text:style-name="Standard">}</text:p>
      <text:p text:style-name="Standard">if(c==0)</text:p>
      <text:p text:style-name="Standard">{</text:p>
      <text:p text:style-name="Standard">printf("Child process 'C', id= %d\n",getpid());</text:p>
      <text:p text:style-name="Standard">}</text:p>
      <text:p text:style-name="Standard">else</text:p>
      <text:p text:style-name="Standard">{</text:p>
      <text:p text:style-name="Standard">printf("Parent Process 'B', id= %d\n",getpid());</text:p>
      <text:p text:style-name="Standard">}</text:p>
      <text:p text:style-name="Standard">}</text:p>
      <text:p text:style-name="Standard">else</text:p>
      <text:p text:style-name="Standard">{</text:p>
      <text:p text:style-name="Standard">printf("Parent Process 'A', id= %d\n",getpid());</text:p>
      <text:p text:style-name="Standard">}</text:p>
      <text:p text:style-name="Standard">return 0;</text:p>
      <text:p text:style-name="Standard">}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2T13:34:11.903207457</meta:creation-date>
    <dc:date>2022-04-12T13:44:19.413720750</dc:date>
    <meta:editing-duration>PT3M56S</meta:editing-duration>
    <meta:editing-cycles>1</meta:editing-cycles>
    <meta:document-statistic meta:table-count="0" meta:image-count="0" meta:object-count="0" meta:page-count="4" meta:paragraph-count="173" meta:word-count="343" meta:character-count="2140" meta:non-whitespace-character-count="1968"/>
    <meta:generator>LibreOffice/6.4.7.2$Linux_X86_64 LibreOffice_project/40$Build-2</meta:generator>
  </office:meta>
</office:document-meta>
</file>